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✅ Basic Java Coding Interview Questions (30 Questions)</text:p>
      <text:p text:style-name="Standard"/>
      <text:p text:style-name="Standard">Write a Java program to reverse a string without using built-in methods.</text:p>
      <text:p text:style-name="Standard"/>
      <text:p text:style-name="Standard">Write a Java program to check whether a given string is a palindrome.</text:p>
      <text:p text:style-name="Standard"/>
      <text:p text:style-name="Standard">Write a Java program to count the number of vowels and consonants in a string.</text:p>
      <text:p text:style-name="Standard"/>
      <text:p text:style-name="Standard">Write a Java program to find the frequency of each character in a string.</text:p>
      <text:p text:style-name="Standard"/>
      <text:p text:style-name="Standard">Write a Java program to swap two numbers without using a third variable.</text:p>
      <text:p text:style-name="Standard"/>
      <text:p text:style-name="Standard">Write a Java program to find the largest of three numbers.</text:p>
      <text:p text:style-name="Standard"/>
      <text:p text:style-name="Standard">Write a Java program to print the Fibonacci series up to n terms.</text:p>
      <text:p text:style-name="Standard"/>
      <text:p text:style-name="Standard">Write a Java program to find the factorial of a given number.</text:p>
      <text:p text:style-name="Standard"/>
      <text:p text:style-name="Standard">Write a Java program to check whether a number is prime or not.</text:p>
      <text:p text:style-name="Standard"/>
      <text:p text:style-name="Standard">Write a Java program to print all prime numbers between 1 and 100.</text:p>
      <text:p text:style-name="Standard"/>
      <text:p text:style-name="Standard">Write a Java program to check whether a number is an Armstrong number.</text:p>
      <text:p text:style-name="Standard"/>
      <text:p text:style-name="Standard">Write a Java program to find the sum of digits of a number.</text:p>
      <text:p text:style-name="Standard"/>
      <text:p text:style-name="Standard">Write a Java program to reverse a number.</text:p>
      <text:p text:style-name="Standard"/>
      <text:p text:style-name="Standard">Write a Java program to count the digits of a number.</text:p>
      <text:p text:style-name="Standard"/>
      <text:p text:style-name="Standard">Write a Java program to find the second largest number in an array.</text:p>
      <text:p text:style-name="Standard"/>
      <text:p text:style-name="Standard">Write a Java program to sort an array in ascending order (without using sort method).</text:p>
      <text:p text:style-name="Standard"/>
      <text:p text:style-name="Standard">Write a Java program to perform linear search on an array.</text:p>
      <text:p text:style-name="Standard"/>
      <text:p text:style-name="Standard">Write a Java program to perform binary search on a sorted array.</text:p>
      <text:p text:style-name="Standard"/>
      <text:p text:style-name="Standard">Write a Java program to remove duplicate elements from an array without using Set.</text:p>
      <text:p text:style-name="Standard"/>
      <text:p text:style-name="Standard">Write a Java program to find the missing number from an array containing 1 to n.</text:p>
      <text:p text:style-name="Standard"/>
      <text:p text:style-name="Standard">Write a Java program to check if two strings are anagrams.</text:p>
      <text:p text:style-name="Standard"/>
      <text:p text:style-name="Standard">Write a Java program to count the number of words in a string.</text:p>
      <text:p text:style-name="Standard"/>
      <text:p text:style-name="Standard">Write a Java program to reverse each word in a sentence.</text:p>
      <text:p text:style-name="Standard"/>
      <text:p text:style-name="Standard">Write a Java program to remove all whitespaces from a string.</text:p>
      <text:p text:style-name="Standard"><text:soft-page-break/></text:p>
      <text:p text:style-name="Standard">Write a Java program to find duplicate characters in a string.</text:p>
      <text:p text:style-name="Standard"/>
      <text:p text:style-name="Standard">Write a Java program to find the largest element in an array.</text:p>
      <text:p text:style-name="Standard"/>
      <text:p text:style-name="Standard">Write a Java program to find the smallest element in an array.</text:p>
      <text:p text:style-name="Standard"/>
      <text:p text:style-name="Standard">Write a Java program to check if a given number is even or odd.</text:p>
      <text:p text:style-name="Standard"/>
      <text:p text:style-name="Standard">Write a Java program to print the multiplication table of a number.</text:p>
      <text:p text:style-name="Standard"/>
      <text:p text:style-name="Standard">Write a Java program to count the number of even and odd digits in a numb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2" meta:paragraph-count="31" meta:word-count="386" meta:character-count="2018" meta:non-whitespace-character-count="1663"/>
  </office:meta>
</office:document-meta>
</file>